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1.361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0.9in"/>
    </style:style>
    <style:style style:name="co11" style:family="table-column">
      <style:table-column-properties fo:break-before="auto" style:column-width="1.4472in"/>
    </style:style>
    <style:style style:name="co12" style:family="table-column">
      <style:table-column-properties fo:break-before="auto" style:column-width="1.0929in"/>
    </style:style>
    <style:style style:name="co13" style:family="table-column">
      <style:table-column-properties fo:break-before="auto" style:column-width="1.0075in"/>
    </style:style>
    <style:style style:name="co14" style:family="table-column">
      <style:table-column-properties fo:break-before="auto" style:column-width="0.7929in"/>
    </style:style>
    <style:style style:name="co15" style:family="table-column">
      <style:table-column-properties fo:break-before="auto" style:column-width="0.9965in"/>
    </style:style>
    <style:style style:name="co16" style:family="table-column">
      <style:table-column-properties fo:break-before="auto" style:column-width="1.1362in"/>
    </style:style>
    <style:style style:name="co17" style:family="table-column">
      <style:table-column-properties fo:break-before="auto" style:column-width="1.0291in"/>
    </style:style>
    <style:style style:name="co18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12in" svg:height="3.5453in" svg:x="11.0213in" svg:y="1.1606in">
            <draw:object draw:notify-on-update-of-ranges="Sheet1.B35:Sheet1.B47 Sheet1.I35:Sheet1.I4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02in" svg:height="3.5453in" svg:x="11.2055in" svg:y="6.8602in">
            <draw:object draw:notify-on-update-of-ranges="Sheet1.B51:Sheet1.B63 Sheet1.I51:Sheet1.I6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putational time for different no. of design point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-degree</text:p>
          </table:table-cell>
          <table:table-cell table:style-name="ce1" office:value-type="string" calcext:value-type="string">
            <text:p>no. of points</text:p>
          </table:table-cell>
          <table:table-cell table:style-name="ce1" office:value-type="string" calcext:value-type="string">
            <text:p>integration scheme</text:p>
          </table:table-cell>
          <table:table-cell table:style-name="ce1" office:value-type="string" calcext:value-type="string">
            <text:p>time in seconds</text:p>
          </table:table-cell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marks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725" calcext:value-type="float">
            <text:p>12.725</text:p>
          </table:table-cell>
          <table:table-cell office:value-type="float" office:value="210.197" calcext:value-type="float">
            <text:p>210.19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bs tol of 1e-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.226" calcext:value-type="float">
            <text:p>15.226</text:p>
          </table:table-cell>
          <table:table-cell office:value-type="float" office:value="206.483" calcext:value-type="float">
            <text:p>206.48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.493" calcext:value-type="float">
            <text:p>21.493</text:p>
          </table:table-cell>
          <table:table-cell office:value-type="float" office:value="207.844" calcext:value-type="float">
            <text:p>207.84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1.286" calcext:value-type="float">
            <text:p>71.286</text:p>
          </table:table-cell>
          <table:table-cell office:value-type="float" office:value="207.639" calcext:value-type="float">
            <text:p>207.639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.896" calcext:value-type="float">
            <text:p>80.896</text:p>
          </table:table-cell>
          <table:table-cell office:value-type="float" office:value="207.314" calcext:value-type="float">
            <text:p>207.314</text:p>
          </table:table-cell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6.582" calcext:value-type="float">
            <text:p>126.582</text:p>
          </table:table-cell>
          <table:table-cell office:value-type="float" office:value="207.685" calcext:value-type="float">
            <text:p>207.685</text:p>
          </table:table-cell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07.949" calcext:value-type="float">
            <text:p>607.949</text:p>
          </table:table-cell>
          <table:table-cell office:value-type="float" office:value="207.207" calcext:value-type="float">
            <text:p>207.207</text:p>
          </table:table-cell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31.099" calcext:value-type="float">
            <text:p>1531.099</text:p>
          </table:table-cell>
          <table:table-cell office:value-type="float" office:value="207.384" calcext:value-type="float">
            <text:p>207.384</text:p>
          </table:table-cell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781.564" calcext:value-type="float">
            <text:p>1781.564</text:p>
          </table:table-cell>
          <table:table-cell office:value-type="float" office:value="207.3" calcext:value-type="float">
            <text:p>207.3</text:p>
          </table:table-cell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351.306" calcext:value-type="float">
            <text:p>3351.306</text:p>
          </table:table-cell>
          <table:table-cell office:value-type="float" office:value="207.407" calcext:value-type="float">
            <text:p>207.407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X=24,Y=8</text:p>
          </table:table-cell>
          <table:table-cell office:value-type="string" calcext:value-type="string">
            <text:p>Rmin=0.15</text:p>
          </table:table-cell>
          <table:table-cell office:value-type="string" calcext:value-type="string">
            <text:p>P=4</text:p>
          </table:table-cell>
          <table:table-cell office:value-type="string" calcext:value-type="string">
            <text:p>RAMP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-degree</text:p>
          </table:table-cell>
          <table:table-cell table:style-name="ce1" office:value-type="string" calcext:value-type="string">
            <text:p>no. of points</text:p>
          </table:table-cell>
          <table:table-cell table:style-name="ce1" office:value-type="string" calcext:value-type="string">
            <text:p>integration scheme</text:p>
          </table:table-cell>
          <table:table-cell table:style-name="ce1" office:value-type="string" calcext:value-type="string">
            <text:p>time in seconds</text:p>
          </table:table-cell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mark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03" calcext:value-type="float">
            <text:p>1.203</text:p>
          </table:table-cell>
          <table:table-cell office:value-type="float" office:value="537.578" calcext:value-type="float">
            <text:p>537.57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n-conservativ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389" calcext:value-type="float">
            <text:p>2.389</text:p>
          </table:table-cell>
          <table:table-cell office:value-type="float" office:value="285.714" calcext:value-type="float">
            <text:p>285.7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tol 1e-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056" calcext:value-type="float">
            <text:p>3.056</text:p>
          </table:table-cell>
          <table:table-cell office:value-type="float" office:value="287.194" calcext:value-type="float">
            <text:p>287.19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n-conservativ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.35" calcext:value-type="float">
            <text:p>8.35</text:p>
          </table:table-cell>
          <table:table-cell office:value-type="float" office:value="277.05" calcext:value-type="float">
            <text:p>277.05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.439" calcext:value-type="float">
            <text:p>7.439</text:p>
          </table:table-cell>
          <table:table-cell office:value-type="float" office:value="288.476" calcext:value-type="float">
            <text:p>288.4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n-conservativ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1.567" calcext:value-type="float">
            <text:p>21.567</text:p>
          </table:table-cell>
          <table:table-cell office:value-type="float" office:value="277.144" calcext:value-type="float">
            <text:p>277.144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3.345" calcext:value-type="float">
            <text:p>63.345</text:p>
          </table:table-cell>
          <table:table-cell office:value-type="float" office:value="276.598" calcext:value-type="float">
            <text:p>276.59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2.743" calcext:value-type="float">
            <text:p>32.743</text:p>
          </table:table-cell>
          <table:table-cell office:value-type="float" office:value="342.886" calcext:value-type="float">
            <text:p>342.8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n-conservativ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756.274" calcext:value-type="float">
            <text:p>756.274</text:p>
          </table:table-cell>
          <table:table-cell office:value-type="float" office:value="264.107" calcext:value-type="float">
            <text:p>264.107</text:p>
          </table:table-cell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709.54" calcext:value-type="float">
            <text:p>1709.54</text:p>
          </table:table-cell>
          <table:table-cell office:value-type="float" office:value="264.042" calcext:value-type="float">
            <text:p>264.042</text:p>
          </table:table-cell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3452.368" calcext:value-type="float">
            <text:p>3452.368</text:p>
          </table:table-cell>
          <table:table-cell office:value-type="float" office:value="263.779" calcext:value-type="float">
            <text:p>263.779</text:p>
          </table:table-cell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575.943" calcext:value-type="float">
            <text:p>6575.943</text:p>
          </table:table-cell>
          <table:table-cell office:value-type="float" office:value="263.761" calcext:value-type="float">
            <text:p>263.761</text:p>
          </table:table-cell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9227.014" calcext:value-type="float">
            <text:p>9227.014</text:p>
          </table:table-cell>
          <table:table-cell office:value-type="float" office:value="263.888" calcext:value-type="float">
            <text:p>263.888</text:p>
          </table:table-cell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X=12,Y=4</text:p>
          </table:table-cell>
          <table:table-cell office:value-type="string" calcext:value-type="string">
            <text:p>Rmin=0.3</text:p>
          </table:table-cell>
          <table:table-cell office:value-type="string" calcext:value-type="string">
            <text:p>P=4</text:p>
          </table:table-cell>
          <table:table-cell office:value-type="string" calcext:value-type="string">
            <text:p>RAMP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-degree</text:p>
          </table:table-cell>
          <table:table-cell table:style-name="ce1" office:value-type="string" calcext:value-type="string">
            <text:p>no. of points</text:p>
          </table:table-cell>
          <table:table-cell table:style-name="ce1" office:value-type="string" calcext:value-type="string">
            <text:p>integration scheme</text:p>
          </table:table-cell>
          <table:table-cell table:style-name="ce1" office:value-type="string" calcext:value-type="string">
            <text:p>time in seconds</text:p>
          </table:table-cell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Normalized with t0</text:p>
          </table:table-cell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16" calcext:value-type="float">
            <text:p>0.316</text:p>
          </table:table-cell>
          <table:table-cell office:value-type="float" office:value="232.668" calcext:value-type="float">
            <text:p>232.66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n-conservative</text:p>
          </table:table-cell>
          <table:table-cell table:formula="of:=[.$D35]/[.$D35]" office:value-type="float" office:value="1" calcext:value-type="float">
            <text:p>1</text:p>
          </table:table-cell>
          <table:table-cell table:formula="of:=LOG([.$H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72" calcext:value-type="float">
            <text:p>0.372</text:p>
          </table:table-cell>
          <table:table-cell office:value-type="float" office:value="236.328" calcext:value-type="float">
            <text:p>236.3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n-conservative</text:p>
          </table:table-cell>
          <table:table-cell table:formula="of:=[.$D36]/[.$D35]" office:value-type="float" office:value="1.17721518987342" calcext:value-type="float">
            <text:p>1.1772151899</text:p>
          </table:table-cell>
          <table:table-cell table:formula="of:=LOG([.$H36])" office:value-type="float" office:value="0.0708558572634937" calcext:value-type="float">
            <text:p>0.07085585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12" calcext:value-type="float">
            <text:p>0.412</text:p>
          </table:table-cell>
          <table:table-cell office:value-type="float" office:value="250.216" calcext:value-type="float">
            <text:p>250.2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n-conservative</text:p>
          </table:table-cell>
          <table:table-cell table:formula="of:=[.$D37]/[.$D35]" office:value-type="float" office:value="1.30379746835443" calcext:value-type="float">
            <text:p>1.3037974684</text:p>
          </table:table-cell>
          <table:table-cell table:formula="of:=LOG([.$H37])" office:value-type="float" office:value="0.115210133414731" calcext:value-type="float">
            <text:p>0.11521013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004" calcext:value-type="float">
            <text:p>1.004</text:p>
          </table:table-cell>
          <table:table-cell office:value-type="float" office:value="250.02" calcext:value-type="float">
            <text:p>250.0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n-conservative</text:p>
          </table:table-cell>
          <table:table-cell table:formula="of:=[.$D38]/[.$D35]" office:value-type="float" office:value="3.17721518987342" calcext:value-type="float">
            <text:p>3.1772151899</text:p>
          </table:table-cell>
          <table:table-cell table:formula="of:=LOG([.$H38])" office:value-type="float" office:value="0.502046630190597" calcext:value-type="float">
            <text:p>0.50204663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75" calcext:value-type="float">
            <text:p>1.275</text:p>
          </table:table-cell>
          <table:table-cell office:value-type="float" office:value="247.656" calcext:value-type="float">
            <text:p>247.65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n-conservative</text:p>
          </table:table-cell>
          <table:table-cell table:formula="of:=[.$D39]/[.$D35]" office:value-type="float" office:value="4.03481012658228" calcext:value-type="float">
            <text:p>4.0348101266</text:p>
          </table:table-cell>
          <table:table-cell table:formula="of:=LOG([.$H39])" office:value-type="float" office:value="0.60582310215157" calcext:value-type="float">
            <text:p>0.60582310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.83" calcext:value-type="float">
            <text:p>2.83</text:p>
          </table:table-cell>
          <table:table-cell office:value-type="float" office:value="245.052" calcext:value-type="float">
            <text:p>245.05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n-conservative</text:p>
          </table:table-cell>
          <table:table-cell table:formula="of:=[.$D40]/[.$D35]" office:value-type="float" office:value="8.95569620253165" calcext:value-type="float">
            <text:p>8.9556962025</text:p>
          </table:table-cell>
          <table:table-cell table:formula="of:=LOG([.$H40])" office:value-type="float" office:value="0.952099352905886" calcext:value-type="float">
            <text:p>0.95209935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.368" calcext:value-type="float">
            <text:p>7.368</text:p>
          </table:table-cell>
          <table:table-cell office:value-type="float" office:value="244.073" calcext:value-type="float">
            <text:p>244.07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n-conservative</text:p>
          </table:table-cell>
          <table:table-cell table:formula="of:=[.$D41]/[.$D35]" office:value-type="float" office:value="23.3164556962025" calcext:value-type="float">
            <text:p>23.3164556962</text:p>
          </table:table-cell>
          <table:table-cell table:formula="of:=LOG([.$H41])" office:value-type="float" office:value="1.36766253457039" calcext:value-type="float">
            <text:p>1.36766253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.365" calcext:value-type="float">
            <text:p>14.365</text:p>
          </table:table-cell>
          <table:table-cell office:value-type="float" office:value="243.368" calcext:value-type="float">
            <text:p>243.3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n-conservative</text:p>
          </table:table-cell>
          <table:table-cell table:formula="of:=[.$D42]/[.$D35]" office:value-type="float" office:value="45.4588607594937" calcext:value-type="float">
            <text:p>45.4588607595</text:p>
          </table:table-cell>
          <table:table-cell table:formula="of:=LOG([.$H42])" office:value-type="float" office:value="1.65761854770956" calcext:value-type="float">
            <text:p>1.65761854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7.576" calcext:value-type="float">
            <text:p>17.576</text:p>
          </table:table-cell>
          <table:table-cell office:value-type="float" office:value="243.999" calcext:value-type="float">
            <text:p>243.99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n-conservative</text:p>
          </table:table-cell>
          <table:table-cell table:formula="of:=[.$D43]/[.$D35]" office:value-type="float" office:value="55.620253164557" calcext:value-type="float">
            <text:p>55.6202531646</text:p>
          </table:table-cell>
          <table:table-cell table:formula="of:=LOG([.$H43])" office:value-type="float" office:value="1.74523296129405" calcext:value-type="float">
            <text:p>1.74523296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47.49" calcext:value-type="float">
            <text:p>47.49</text:p>
          </table:table-cell>
          <table:table-cell office:value-type="float" office:value="244.333" calcext:value-type="float">
            <text:p>244.33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n-conservative</text:p>
          </table:table-cell>
          <table:table-cell table:formula="of:=[.$D44]/[.$D35]" office:value-type="float" office:value="150.284810126582" calcext:value-type="float">
            <text:p>150.2848101266</text:p>
          </table:table-cell>
          <table:table-cell table:formula="of:=LOG([.$H44])" office:value-type="float" office:value="2.17691508696361" calcext:value-type="float">
            <text:p>2.1769150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99.632" calcext:value-type="float">
            <text:p>99.632</text:p>
          </table:table-cell>
          <table:table-cell office:value-type="float" office:value="244.313" calcext:value-type="float">
            <text:p>244.3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n-conservative</text:p>
          </table:table-cell>
          <table:table-cell table:formula="of:=[.$D45]/[.$D35]" office:value-type="float" office:value="315.291139240506" calcext:value-type="float">
            <text:p>315.2911392405</text:p>
          </table:table-cell>
          <table:table-cell table:formula="of:=LOG([.$H45])" office:value-type="float" office:value="2.49871176575892" calcext:value-type="float">
            <text:p>2.49871176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80.885" calcext:value-type="float">
            <text:p>180.885</text:p>
          </table:table-cell>
          <table:table-cell office:value-type="float" office:value="244.203" calcext:value-type="float">
            <text:p>244.20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n-conservative</text:p>
          </table:table-cell>
          <table:table-cell table:formula="of:=[.$D46]/[.$D35]" office:value-type="float" office:value="572.420886075949" calcext:value-type="float">
            <text:p>572.420886076</text:p>
          </table:table-cell>
          <table:table-cell table:formula="of:=LOG([.$H46])" office:value-type="float" office:value="2.75771547159726" calcext:value-type="float">
            <text:p>2.75771547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302.793" calcext:value-type="float">
            <text:p>302.793</text:p>
          </table:table-cell>
          <table:table-cell office:value-type="float" office:value="244.466" calcext:value-type="float">
            <text:p>244.46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n-conservative</text:p>
          </table:table-cell>
          <table:table-cell table:formula="of:=[.$D47]/[.$D35]" office:value-type="float" office:value="958.205696202532" calcext:value-type="float">
            <text:p>958.2056962025</text:p>
          </table:table-cell>
          <table:table-cell table:formula="of:=LOG([.$H47])" office:value-type="float" office:value="2.98145874826078" calcext:value-type="float">
            <text:p>2.981458748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X=48,Y=16</text:p>
          </table:table-cell>
          <table:table-cell office:value-type="string" calcext:value-type="string">
            <text:p>Rmin=0.075</text:p>
          </table:table-cell>
          <table:table-cell office:value-type="string" calcext:value-type="string">
            <text:p>P=4</text:p>
          </table:table-cell>
          <table:table-cell office:value-type="string" calcext:value-type="string">
            <text:p>RAMP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-degree</text:p>
          </table:table-cell>
          <table:table-cell table:style-name="ce1" office:value-type="string" calcext:value-type="string">
            <text:p>no. of points</text:p>
          </table:table-cell>
          <table:table-cell table:style-name="ce1" office:value-type="string" calcext:value-type="string">
            <text:p>integration scheme</text:p>
          </table:table-cell>
          <table:table-cell table:style-name="ce1" office:value-type="string" calcext:value-type="string">
            <text:p>time in seconds</text:p>
          </table:table-cell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Normalized with t0</text:p>
          </table:table-cell>
          <table:table-cell office:value-type="string" calcext:value-type="string">
            <text:p>log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16" calcext:value-type="float">
            <text:p>0.316</text:p>
          </table:table-cell>
          <table:table-cell office:value-type="float" office:value="232.668" calcext:value-type="float">
            <text:p>232.66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n-conservative</text:p>
          </table:table-cell>
          <table:table-cell table:formula="of:=[.$D51]/[.$D51]" office:value-type="float" office:value="1" calcext:value-type="float">
            <text:p>1</text:p>
          </table:table-cell>
          <table:table-cell table:formula="of:=LOG([.$H5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72" calcext:value-type="float">
            <text:p>0.372</text:p>
          </table:table-cell>
          <table:table-cell office:value-type="float" office:value="236.328" calcext:value-type="float">
            <text:p>236.3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n-conservative</text:p>
          </table:table-cell>
          <table:table-cell table:formula="of:=[.$D52]/[.$D51]" office:value-type="float" office:value="1.17721518987342" calcext:value-type="float">
            <text:p>1.1772151899</text:p>
          </table:table-cell>
          <table:table-cell table:formula="of:=LOG([.$H52])" office:value-type="float" office:value="0.0708558572634937" calcext:value-type="float">
            <text:p>0.07085585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12" calcext:value-type="float">
            <text:p>0.412</text:p>
          </table:table-cell>
          <table:table-cell office:value-type="float" office:value="250.216" calcext:value-type="float">
            <text:p>250.2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n-conservative</text:p>
          </table:table-cell>
          <table:table-cell table:formula="of:=[.$D53]/[.$D51]" office:value-type="float" office:value="1.30379746835443" calcext:value-type="float">
            <text:p>1.3037974684</text:p>
          </table:table-cell>
          <table:table-cell table:formula="of:=LOG([.$H53])" office:value-type="float" office:value="0.115210133414731" calcext:value-type="float">
            <text:p>0.11521013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004" calcext:value-type="float">
            <text:p>1.004</text:p>
          </table:table-cell>
          <table:table-cell office:value-type="float" office:value="250.02" calcext:value-type="float">
            <text:p>250.0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n-conservative</text:p>
          </table:table-cell>
          <table:table-cell table:formula="of:=[.$D54]/[.$D51]" office:value-type="float" office:value="3.17721518987342" calcext:value-type="float">
            <text:p>3.1772151899</text:p>
          </table:table-cell>
          <table:table-cell table:formula="of:=LOG([.$H54])" office:value-type="float" office:value="0.502046630190597" calcext:value-type="float">
            <text:p>0.50204663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75" calcext:value-type="float">
            <text:p>1.275</text:p>
          </table:table-cell>
          <table:table-cell office:value-type="float" office:value="247.656" calcext:value-type="float">
            <text:p>247.65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n-conservative</text:p>
          </table:table-cell>
          <table:table-cell table:formula="of:=[.$D55]/[.$D51]" office:value-type="float" office:value="4.03481012658228" calcext:value-type="float">
            <text:p>4.0348101266</text:p>
          </table:table-cell>
          <table:table-cell table:formula="of:=LOG([.$H55])" office:value-type="float" office:value="0.60582310215157" calcext:value-type="float">
            <text:p>0.60582310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.83" calcext:value-type="float">
            <text:p>2.83</text:p>
          </table:table-cell>
          <table:table-cell office:value-type="float" office:value="245.052" calcext:value-type="float">
            <text:p>245.05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n-conservative</text:p>
          </table:table-cell>
          <table:table-cell table:formula="of:=[.$D56]/[.$D51]" office:value-type="float" office:value="8.95569620253165" calcext:value-type="float">
            <text:p>8.9556962025</text:p>
          </table:table-cell>
          <table:table-cell table:formula="of:=LOG([.$H56])" office:value-type="float" office:value="0.952099352905886" calcext:value-type="float">
            <text:p>0.95209935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.368" calcext:value-type="float">
            <text:p>7.368</text:p>
          </table:table-cell>
          <table:table-cell office:value-type="float" office:value="244.073" calcext:value-type="float">
            <text:p>244.07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n-conservative</text:p>
          </table:table-cell>
          <table:table-cell table:formula="of:=[.$D57]/[.$D51]" office:value-type="float" office:value="23.3164556962025" calcext:value-type="float">
            <text:p>23.3164556962</text:p>
          </table:table-cell>
          <table:table-cell table:formula="of:=LOG([.$H57])" office:value-type="float" office:value="1.36766253457039" calcext:value-type="float">
            <text:p>1.36766253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.365" calcext:value-type="float">
            <text:p>14.365</text:p>
          </table:table-cell>
          <table:table-cell office:value-type="float" office:value="243.368" calcext:value-type="float">
            <text:p>243.3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on-conservative</text:p>
          </table:table-cell>
          <table:table-cell table:formula="of:=[.$D58]/[.$D51]" office:value-type="float" office:value="45.4588607594937" calcext:value-type="float">
            <text:p>45.4588607595</text:p>
          </table:table-cell>
          <table:table-cell table:formula="of:=LOG([.$H58])" office:value-type="float" office:value="1.65761854770956" calcext:value-type="float">
            <text:p>1.65761854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7.576" calcext:value-type="float">
            <text:p>17.576</text:p>
          </table:table-cell>
          <table:table-cell office:value-type="float" office:value="243.999" calcext:value-type="float">
            <text:p>243.99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n-conservative</text:p>
          </table:table-cell>
          <table:table-cell table:formula="of:=[.$D59]/[.$D51]" office:value-type="float" office:value="55.620253164557" calcext:value-type="float">
            <text:p>55.6202531646</text:p>
          </table:table-cell>
          <table:table-cell table:formula="of:=LOG([.$H59])" office:value-type="float" office:value="1.74523296129405" calcext:value-type="float">
            <text:p>1.74523296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47.49" calcext:value-type="float">
            <text:p>47.49</text:p>
          </table:table-cell>
          <table:table-cell office:value-type="float" office:value="244.333" calcext:value-type="float">
            <text:p>244.33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n-conservative</text:p>
          </table:table-cell>
          <table:table-cell table:formula="of:=[.$D60]/[.$D51]" office:value-type="float" office:value="150.284810126582" calcext:value-type="float">
            <text:p>150.2848101266</text:p>
          </table:table-cell>
          <table:table-cell table:formula="of:=LOG([.$H60])" office:value-type="float" office:value="2.17691508696361" calcext:value-type="float">
            <text:p>2.1769150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640.971" calcext:value-type="float">
            <text:p>640.971</text:p>
          </table:table-cell>
          <table:table-cell office:value-type="float" office:value="231.459" calcext:value-type="float">
            <text:p>231.4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n-conservative</text:p>
          </table:table-cell>
          <table:table-cell table:formula="of:=[.$D61]/[.$D51]" office:value-type="float" office:value="2028.38924050633" calcext:value-type="float">
            <text:p>2028.3892405063</text:p>
          </table:table-cell>
          <table:table-cell table:formula="of:=LOG([.$H61])" office:value-type="float" office:value="3.30715129818765" calcext:value-type="float">
            <text:p>3.30715129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805.433" calcext:value-type="float">
            <text:p>1805.433</text:p>
          </table:table-cell>
          <table:table-cell office:value-type="float" office:value="223.8" calcext:value-type="float">
            <text:p>22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-conservative</text:p>
          </table:table-cell>
          <table:table-cell table:formula="of:=[.$D62]/[.$D51]" office:value-type="float" office:value="5713.39556962025" calcext:value-type="float">
            <text:p>5713.3955696203</text:p>
          </table:table-cell>
          <table:table-cell table:formula="of:=LOG([.$H62])" office:value-type="float" office:value="3.75689429368352" calcext:value-type="float">
            <text:p>3.75689429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300.683" calcext:value-type="float">
            <text:p>2300.683</text:p>
          </table:table-cell>
          <table:table-cell office:value-type="float" office:value="228.57" calcext:value-type="float">
            <text:p>228.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n-conservative</text:p>
          </table:table-cell>
          <table:table-cell table:formula="of:=[.$D63]/[.$D51]" office:value-type="float" office:value="7280.64240506329" calcext:value-type="float">
            <text:p>7280.6424050633</text:p>
          </table:table-cell>
          <table:table-cell table:formula="of:=LOG([.$H63])" office:value-type="float" office:value="3.862169700833" calcext:value-type="float">
            <text:p>3.862169700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X=40,Y=20</text:p>
          </table:table-cell>
          <table:table-cell office:value-type="string" calcext:value-type="string">
            <text:p>Rmin=0.06</text:p>
          </table:table-cell>
          <table:table-cell office:value-type="string" calcext:value-type="string">
            <text:p>P=3</text:p>
          </table:table-cell>
          <table:table-cell office:value-type="string" calcext:value-type="string">
            <text:p>SIMP</text:p>
          </table:table-cell>
          <table:table-cell table:style-name="ce2" office:value-type="string" calcext:value-type="string">
            <text:p>Tol = 0.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-degree</text:p>
          </table:table-cell>
          <table:table-cell table:style-name="ce1" office:value-type="string" calcext:value-type="string">
            <text:p>no. of points</text:p>
          </table:table-cell>
          <table:table-cell table:style-name="ce1" office:value-type="string" calcext:value-type="string">
            <text:p>integration scheme</text:p>
          </table:table-cell>
          <table:table-cell table:style-name="ce1" office:value-type="string" calcext:value-type="string">
            <text:p>time in seconds</text:p>
          </table:table-cell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Normalized with t0</text:p>
          </table:table-cell>
          <table:table-cell office:value-type="string" calcext:value-type="string">
            <text:p>log</text:p>
          </table:table-cell>
          <table:table-cell table:style-name="ce1" office:value-type="string" calcext:value-type="string">
            <text:p>Normalized obj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417653" calcext:value-type="float">
            <text:p>8.417653</text:p>
          </table:table-cell>
          <table:table-cell office:value-type="float" office:value="80.74678" calcext:value-type="float">
            <text:p>80.746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C</text:p>
          </table:table-cell>
          <table:table-cell table:formula="of:=[.$D67]/[.$D67]" office:value-type="float" office:value="1" calcext:value-type="float">
            <text:p>1</text:p>
          </table:table-cell>
          <table:table-cell table:formula="of:=LOG([.$H67])" office:value-type="float" office:value="0" calcext:value-type="float">
            <text:p>0</text:p>
          </table:table-cell>
          <table:table-cell table:formula="of:=[.$E67]/[.$E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.2151" calcext:value-type="float">
            <text:p>18.2151</text:p>
          </table:table-cell>
          <table:table-cell office:value-type="float" office:value="79.29133" calcext:value-type="float">
            <text:p>79.291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C</text:p>
          </table:table-cell>
          <table:table-cell table:formula="of:=[.$D68]/[.$D67]" office:value-type="float" office:value="2.16391671170099" calcext:value-type="float">
            <text:p>2.1639167117</text:p>
          </table:table-cell>
          <table:table-cell table:formula="of:=LOG([.$H68])" office:value-type="float" office:value="0.33524054093325" calcext:value-type="float">
            <text:p>0.3352405409</text:p>
          </table:table-cell>
          <table:table-cell table:formula="of:=[.$E68]/[.$E67]" office:value-type="float" office:value="0.981975132630676" calcext:value-type="float">
            <text:p>0.9819751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0.11663" calcext:value-type="float">
            <text:p>40.11663</text:p>
          </table:table-cell>
          <table:table-cell office:value-type="float" office:value="79.44013" calcext:value-type="float">
            <text:p>79.440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C</text:p>
          </table:table-cell>
          <table:table-cell table:formula="of:=[.$D69]/[.$D67]" office:value-type="float" office:value="4.76577378516316" calcext:value-type="float">
            <text:p>4.7657737852</text:p>
          </table:table-cell>
          <table:table-cell table:formula="of:=LOG([.$H69])" office:value-type="float" office:value="0.678133424039187" calcext:value-type="float">
            <text:p>0.678133424</text:p>
          </table:table-cell>
          <table:table-cell table:formula="of:=[.$E69]/[.$E67]" office:value-type="float" office:value="0.983817930572588" calcext:value-type="float">
            <text:p>0.9838179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0.50188" calcext:value-type="float">
            <text:p>110.50188</text:p>
          </table:table-cell>
          <table:table-cell office:value-type="float" office:value="79.34103" calcext:value-type="float">
            <text:p>79.3410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C</text:p>
          </table:table-cell>
          <table:table-cell table:formula="of:=[.$D70]/[.$D67]" office:value-type="float" office:value="13.1273978625634" calcext:value-type="float">
            <text:p>13.1273978626</text:p>
          </table:table-cell>
          <table:table-cell table:formula="of:=LOG([.$H70])" office:value-type="float" office:value="1.11817864795337" calcext:value-type="float">
            <text:p>1.118178648</text:p>
          </table:table-cell>
          <table:table-cell table:formula="of:=[.$E70]/[.$E67]" office:value-type="float" office:value="0.98259063705079" calcext:value-type="float">
            <text:p>0.98259063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97.27545" calcext:value-type="float">
            <text:p>297.27545</text:p>
          </table:table-cell>
          <table:table-cell office:value-type="float" office:value="79.30517" calcext:value-type="float">
            <text:p>79.305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C</text:p>
          </table:table-cell>
          <table:table-cell table:formula="of:=[.$D71]/[.$D67]" office:value-type="float" office:value="35.3157168631209" calcext:value-type="float">
            <text:p>35.3157168631</text:p>
          </table:table-cell>
          <table:table-cell table:formula="of:=LOG([.$H71])" office:value-type="float" office:value="1.5479680262898" calcext:value-type="float">
            <text:p>1.5479680263</text:p>
          </table:table-cell>
          <table:table-cell table:formula="of:=[.$E71]/[.$E67]" office:value-type="float" office:value="0.982146532654305" calcext:value-type="float">
            <text:p>0.98214653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433.15938" calcext:value-type="float">
            <text:p>433.15938</text:p>
          </table:table-cell>
          <table:table-cell office:value-type="float" office:value="79.29646" calcext:value-type="float">
            <text:p>79.296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C</text:p>
          </table:table-cell>
          <table:table-cell table:formula="of:=[.$D72]/[.$D67]" office:value-type="float" office:value="51.4584504730713" calcext:value-type="float">
            <text:p>51.4584504731</text:p>
          </table:table-cell>
          <table:table-cell table:formula="of:=LOG([.$H72])" office:value-type="float" office:value="1.71145670451081" calcext:value-type="float">
            <text:p>1.7114567045</text:p>
          </table:table-cell>
          <table:table-cell table:formula="of:=[.$E72]/[.$E67]" office:value-type="float" office:value="0.982038664575851" calcext:value-type="float">
            <text:p>0.98203866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014.51237" calcext:value-type="float">
            <text:p>1014.51237</text:p>
          </table:table-cell>
          <table:table-cell office:value-type="float" office:value="79.26565" calcext:value-type="float">
            <text:p>79.2656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C</text:p>
          </table:table-cell>
          <table:table-cell table:formula="of:=[.$D73]/[.$D67]" office:value-type="float" office:value="120.521999421929" calcext:value-type="float">
            <text:p>120.5219994219</text:p>
          </table:table-cell>
          <table:table-cell table:formula="of:=LOG([.$H73])" office:value-type="float" office:value="2.08106632786946" calcext:value-type="float">
            <text:p>2.0810663279</text:p>
          </table:table-cell>
          <table:table-cell table:formula="of:=[.$E73]/[.$E67]" office:value-type="float" office:value="0.981657101372959" calcext:value-type="float">
            <text:p>0.9816571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2118.78577" calcext:value-type="float">
            <text:p>2118.78577</text:p>
          </table:table-cell>
          <table:table-cell office:value-type="float" office:value="79.22283" calcext:value-type="float">
            <text:p>79.222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C</text:p>
          </table:table-cell>
          <table:table-cell table:formula="of:=[.$D74]/[.$D67]" office:value-type="float" office:value="251.707426048567" calcext:value-type="float">
            <text:p>251.7074260486</text:p>
          </table:table-cell>
          <table:table-cell table:formula="of:=LOG([.$H74])" office:value-type="float" office:value="2.40089602859699" calcext:value-type="float">
            <text:p>2.4008960286</text:p>
          </table:table-cell>
          <table:table-cell table:formula="of:=[.$E74]/[.$E67]" office:value-type="float" office:value="0.981126801588868" calcext:value-type="float">
            <text:p>0.9811268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3520.58515" calcext:value-type="float">
            <text:p>3520.58515</text:p>
          </table:table-cell>
          <table:table-cell office:value-type="float" office:value="79.2446" calcext:value-type="float">
            <text:p>79.24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C</text:p>
          </table:table-cell>
          <table:table-cell table:formula="of:=[.$D75]/[.$D67]" office:value-type="float" office:value="418.238331991114" calcext:value-type="float">
            <text:p>418.2383319911</text:p>
          </table:table-cell>
          <table:table-cell table:formula="of:=LOG([.$H75])" office:value-type="float" office:value="2.62142383386024" calcext:value-type="float">
            <text:p>2.6214238339</text:p>
          </table:table-cell>
          <table:table-cell table:formula="of:=[.$E75]/[.$E67]" office:value-type="float" office:value="0.981396409863031" calcext:value-type="float">
            <text:p>0.9813964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044.14899" calcext:value-type="float">
            <text:p>5044.14899</text:p>
          </table:table-cell>
          <table:table-cell office:value-type="float" office:value="79.21656" calcext:value-type="float">
            <text:p>79.216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C</text:p>
          </table:table-cell>
          <table:table-cell table:formula="of:=[.$D76]/[.$D67]" office:value-type="float" office:value="599.234607318691" calcext:value-type="float">
            <text:p>599.2346073187</text:p>
          </table:table-cell>
          <table:table-cell table:formula="of:=LOG([.$H76])" office:value-type="float" office:value="2.77759688702373" calcext:value-type="float">
            <text:p>2.777596887</text:p>
          </table:table-cell>
          <table:table-cell table:formula="of:=[.$E76]/[.$E67]" office:value-type="float" office:value="0.981049151433655" calcext:value-type="float">
            <text:p>0.9810491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.15981" calcext:value-type="float">
            <text:p>22.15981</text:p>
          </table:table-cell>
          <table:table-cell office:value-type="float" office:value="80.01538" calcext:value-type="float">
            <text:p>80.0153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C</text:p>
          </table:table-cell>
          <table:table-cell table:formula="of:=[.$D77]/[.$D67]" office:value-type="float" office:value="2.63254021043633" calcext:value-type="float">
            <text:p>2.6325402104</text:p>
          </table:table-cell>
          <table:table-cell table:formula="of:=LOG([.$H77])" office:value-type="float" office:value="0.420375013489905" calcext:value-type="float">
            <text:p>0.4203750135</text:p>
          </table:table-cell>
          <table:table-cell table:formula="of:=[.$E77]/[.$E67]" office:value-type="float" office:value="0.990942053664555" calcext:value-type="float">
            <text:p>0.99094205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.42821" calcext:value-type="float">
            <text:p>42.42821</text:p>
          </table:table-cell>
          <table:table-cell office:value-type="float" office:value="79.39653" calcext:value-type="float">
            <text:p>79.3965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OC</text:p>
          </table:table-cell>
          <table:table-cell table:formula="of:=[.$D78]/[.$D67]" office:value-type="float" office:value="5.040384772335" calcext:value-type="float">
            <text:p>5.0403847723</text:p>
          </table:table-cell>
          <table:table-cell table:formula="of:=LOG([.$H78])" office:value-type="float" office:value="0.702463690835111" calcext:value-type="float">
            <text:p>0.7024636908</text:p>
          </table:table-cell>
          <table:table-cell table:formula="of:=[.$E78]/[.$E67]" office:value-type="float" office:value="0.983277970960576" calcext:value-type="float">
            <text:p>0.9832779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8.0193" calcext:value-type="float">
            <text:p>28.0193</text:p>
          </table:table-cell>
          <table:table-cell office:value-type="float" office:value="79.23559" calcext:value-type="float">
            <text:p>79.2355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C</text:p>
          </table:table-cell>
          <table:table-cell table:formula="of:=[.$D79]/[.$D67]" office:value-type="float" office:value="3.32863566602235" calcext:value-type="float">
            <text:p>3.328635666</text:p>
          </table:table-cell>
          <table:table-cell table:formula="of:=LOG([.$H79])" office:value-type="float" office:value="0.522266262295405" calcext:value-type="float">
            <text:p>0.5222662623</text:p>
          </table:table-cell>
          <table:table-cell table:formula="of:=[.$E79]/[.$E67]" office:value-type="float" office:value="0.981284826466145" calcext:value-type="float">
            <text:p>0.9812848265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" office:value-type="string" calcext:value-type="string">
            <text:p>For various polynomial orders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-degree</text:p>
          </table:table-cell>
          <table:table-cell table:style-name="ce1" office:value-type="string" calcext:value-type="string">
            <text:p>no. of points</text:p>
          </table:table-cell>
          <table:table-cell table:style-name="ce1" office:value-type="string" calcext:value-type="string">
            <text:p>integration scheme</text:p>
          </table:table-cell>
          <table:table-cell table:style-name="ce1" office:value-type="string" calcext:value-type="string">
            <text:p>time in seconds</text:p>
          </table:table-cell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Normalized with t0</text:p>
          </table:table-cell>
          <table:table-cell office:value-type="string" calcext:value-type="string">
            <text:p>log</text:p>
          </table:table-cell>
          <table:table-cell table:style-name="ce1" office:value-type="string" calcext:value-type="string">
            <text:p>Normalized obj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417653" calcext:value-type="float">
            <text:p>8.417653</text:p>
          </table:table-cell>
          <table:table-cell office:value-type="float" office:value="80.74678" calcext:value-type="float">
            <text:p>80.746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C</text:p>
          </table:table-cell>
          <table:table-cell table:formula="of:=[.$D85]/[.$D85]" office:value-type="float" office:value="1" calcext:value-type="float">
            <text:p>1</text:p>
          </table:table-cell>
          <table:table-cell table:formula="of:=LOG([.$H85])" office:value-type="float" office:value="0" calcext:value-type="float">
            <text:p>0</text:p>
          </table:table-cell>
          <table:table-cell table:formula="of:=[.$E85]/[.$E8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.15981" calcext:value-type="float">
            <text:p>22.15981</text:p>
          </table:table-cell>
          <table:table-cell office:value-type="float" office:value="80.01538" calcext:value-type="float">
            <text:p>80.0153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C</text:p>
          </table:table-cell>
          <table:table-cell table:formula="of:=[.$D86]/[.$D85]" office:value-type="float" office:value="2.63254021043633" calcext:value-type="float">
            <text:p>2.6325402104</text:p>
          </table:table-cell>
          <table:table-cell table:formula="of:=LOG([.$H86])" office:value-type="float" office:value="0.420375013489905" calcext:value-type="float">
            <text:p>0.4203750135</text:p>
          </table:table-cell>
          <table:table-cell table:formula="of:=[.$E86]/[.$E85]" office:value-type="float" office:value="0.990942053664555" calcext:value-type="float">
            <text:p>0.99094205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.42821" calcext:value-type="float">
            <text:p>42.42821</text:p>
          </table:table-cell>
          <table:table-cell office:value-type="float" office:value="79.39653" calcext:value-type="float">
            <text:p>79.3965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OC</text:p>
          </table:table-cell>
          <table:table-cell table:formula="of:=[.$D87]/[.$D85]" office:value-type="float" office:value="5.040384772335" calcext:value-type="float">
            <text:p>5.0403847723</text:p>
          </table:table-cell>
          <table:table-cell table:formula="of:=LOG([.$H87])" office:value-type="float" office:value="0.702463690835111" calcext:value-type="float">
            <text:p>0.7024636908</text:p>
          </table:table-cell>
          <table:table-cell table:formula="of:=[.$E87]/[.$E85]" office:value-type="float" office:value="0.983277970960576" calcext:value-type="float">
            <text:p>0.9832779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.2151" calcext:value-type="float">
            <text:p>18.2151</text:p>
          </table:table-cell>
          <table:table-cell office:value-type="float" office:value="79.29133" calcext:value-type="float">
            <text:p>79.291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C</text:p>
          </table:table-cell>
          <table:table-cell table:formula="of:=[.$D88]/[.$D85]" office:value-type="float" office:value="2.16391671170099" calcext:value-type="float">
            <text:p>2.1639167117</text:p>
          </table:table-cell>
          <table:table-cell table:formula="of:=LOG([.$H88])" office:value-type="float" office:value="0.33524054093325" calcext:value-type="float">
            <text:p>0.3352405409</text:p>
          </table:table-cell>
          <table:table-cell table:formula="of:=[.$E88]/[.$E85]" office:value-type="float" office:value="0.981975132630676" calcext:value-type="float">
            <text:p>0.9819751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8.0193" calcext:value-type="float">
            <text:p>28.0193</text:p>
          </table:table-cell>
          <table:table-cell office:value-type="float" office:value="79.23559" calcext:value-type="float">
            <text:p>79.2355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C</text:p>
          </table:table-cell>
          <table:table-cell table:formula="of:=[.$D89]/[.$D85]" office:value-type="float" office:value="3.32863566602235" calcext:value-type="float">
            <text:p>3.328635666</text:p>
          </table:table-cell>
          <table:table-cell table:formula="of:=LOG([.$H89])" office:value-type="float" office:value="0.522266262295405" calcext:value-type="float">
            <text:p>0.5222662623</text:p>
          </table:table-cell>
          <table:table-cell table:formula="of:=[.$E89]/[.$E85]" office:value-type="float" office:value="0.981284826466145" calcext:value-type="float">
            <text:p>0.9812848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0.11663" calcext:value-type="float">
            <text:p>40.11663</text:p>
          </table:table-cell>
          <table:table-cell office:value-type="float" office:value="79.44013" calcext:value-type="float">
            <text:p>79.440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C</text:p>
          </table:table-cell>
          <table:table-cell table:formula="of:=[.$D90]/[.$D85]" office:value-type="float" office:value="4.76577378516316" calcext:value-type="float">
            <text:p>4.7657737852</text:p>
          </table:table-cell>
          <table:table-cell table:formula="of:=LOG([.$H90])" office:value-type="float" office:value="0.678133424039187" calcext:value-type="float">
            <text:p>0.678133424</text:p>
          </table:table-cell>
          <table:table-cell table:formula="of:=[.$E90]/[.$E85]" office:value-type="float" office:value="0.983817930572588" calcext:value-type="float">
            <text:p>0.9838179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0.50188" calcext:value-type="float">
            <text:p>110.50188</text:p>
          </table:table-cell>
          <table:table-cell office:value-type="float" office:value="79.34103" calcext:value-type="float">
            <text:p>79.3410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C</text:p>
          </table:table-cell>
          <table:table-cell table:formula="of:=[.$D91]/[.$D85]" office:value-type="float" office:value="13.1273978625634" calcext:value-type="float">
            <text:p>13.1273978626</text:p>
          </table:table-cell>
          <table:table-cell table:formula="of:=LOG([.$H91])" office:value-type="float" office:value="1.11817864795337" calcext:value-type="float">
            <text:p>1.118178648</text:p>
          </table:table-cell>
          <table:table-cell table:formula="of:=[.$E91]/[.$E85]" office:value-type="float" office:value="0.98259063705079" calcext:value-type="float">
            <text:p>0.98259063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97.27545" calcext:value-type="float">
            <text:p>297.27545</text:p>
          </table:table-cell>
          <table:table-cell office:value-type="float" office:value="79.30517" calcext:value-type="float">
            <text:p>79.305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C</text:p>
          </table:table-cell>
          <table:table-cell table:formula="of:=[.$D92]/[.$D85]" office:value-type="float" office:value="35.3157168631209" calcext:value-type="float">
            <text:p>35.3157168631</text:p>
          </table:table-cell>
          <table:table-cell table:formula="of:=LOG([.$H92])" office:value-type="float" office:value="1.5479680262898" calcext:value-type="float">
            <text:p>1.5479680263</text:p>
          </table:table-cell>
          <table:table-cell table:formula="of:=[.$E92]/[.$E85]" office:value-type="float" office:value="0.982146532654305" calcext:value-type="float">
            <text:p>0.98214653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433.15938" calcext:value-type="float">
            <text:p>433.15938</text:p>
          </table:table-cell>
          <table:table-cell office:value-type="float" office:value="79.29646" calcext:value-type="float">
            <text:p>79.296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C</text:p>
          </table:table-cell>
          <table:table-cell table:formula="of:=[.$D93]/[.$D85]" office:value-type="float" office:value="51.4584504730713" calcext:value-type="float">
            <text:p>51.4584504731</text:p>
          </table:table-cell>
          <table:table-cell table:formula="of:=LOG([.$H93])" office:value-type="float" office:value="1.71145670451081" calcext:value-type="float">
            <text:p>1.7114567045</text:p>
          </table:table-cell>
          <table:table-cell table:formula="of:=[.$E93]/[.$E85]" office:value-type="float" office:value="0.982038664575851" calcext:value-type="float">
            <text:p>0.98203866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014.51237" calcext:value-type="float">
            <text:p>1014.51237</text:p>
          </table:table-cell>
          <table:table-cell office:value-type="float" office:value="79.26565" calcext:value-type="float">
            <text:p>79.2656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C</text:p>
          </table:table-cell>
          <table:table-cell table:formula="of:=[.$D94]/[.$D85]" office:value-type="float" office:value="120.521999421929" calcext:value-type="float">
            <text:p>120.5219994219</text:p>
          </table:table-cell>
          <table:table-cell table:formula="of:=LOG([.$H94])" office:value-type="float" office:value="2.08106632786946" calcext:value-type="float">
            <text:p>2.0810663279</text:p>
          </table:table-cell>
          <table:table-cell table:formula="of:=[.$E94]/[.$E85]" office:value-type="float" office:value="0.981657101372959" calcext:value-type="float">
            <text:p>0.9816571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2118.78577" calcext:value-type="float">
            <text:p>2118.78577</text:p>
          </table:table-cell>
          <table:table-cell office:value-type="float" office:value="79.22283" calcext:value-type="float">
            <text:p>79.222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C</text:p>
          </table:table-cell>
          <table:table-cell table:formula="of:=[.$D95]/[.$D85]" office:value-type="float" office:value="251.707426048567" calcext:value-type="float">
            <text:p>251.7074260486</text:p>
          </table:table-cell>
          <table:table-cell table:formula="of:=LOG([.$H95])" office:value-type="float" office:value="2.40089602859699" calcext:value-type="float">
            <text:p>2.4008960286</text:p>
          </table:table-cell>
          <table:table-cell table:formula="of:=[.$E95]/[.$E85]" office:value-type="float" office:value="0.981126801588868" calcext:value-type="float">
            <text:p>0.9811268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3520.58515" calcext:value-type="float">
            <text:p>3520.58515</text:p>
          </table:table-cell>
          <table:table-cell office:value-type="float" office:value="79.2446" calcext:value-type="float">
            <text:p>79.24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C</text:p>
          </table:table-cell>
          <table:table-cell table:formula="of:=[.$D96]/[.$D85]" office:value-type="float" office:value="418.238331991114" calcext:value-type="float">
            <text:p>418.2383319911</text:p>
          </table:table-cell>
          <table:table-cell table:formula="of:=LOG([.$H96])" office:value-type="float" office:value="2.62142383386024" calcext:value-type="float">
            <text:p>2.6214238339</text:p>
          </table:table-cell>
          <table:table-cell table:formula="of:=[.$E96]/[.$E85]" office:value-type="float" office:value="0.981396409863031" calcext:value-type="float">
            <text:p>0.9813964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044.14899" calcext:value-type="float">
            <text:p>5044.14899</text:p>
          </table:table-cell>
          <table:table-cell office:value-type="float" office:value="79.21656" calcext:value-type="float">
            <text:p>79.216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C</text:p>
          </table:table-cell>
          <table:table-cell table:formula="of:=[.$D97]/[.$D85]" office:value-type="float" office:value="599.234607318691" calcext:value-type="float">
            <text:p>599.2346073187</text:p>
          </table:table-cell>
          <table:table-cell table:formula="of:=LOG([.$H97])" office:value-type="float" office:value="2.77759688702373" calcext:value-type="float">
            <text:p>2.777596887</text:p>
          </table:table-cell>
          <table:table-cell table:formula="of:=[.$E97]/[.$E85]" office:value-type="float" office:value="0.981049151433655" calcext:value-type="float">
            <text:p>0.9810491514</text:p>
          </table:table-cell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X=40,Y=20</text:p>
          </table:table-cell>
          <table:table-cell office:value-type="string" calcext:value-type="string">
            <text:p>Rmin=0.06/n</text:p>
          </table:table-cell>
          <table:table-cell office:value-type="string" calcext:value-type="string">
            <text:p>P=3</text:p>
          </table:table-cell>
          <table:table-cell office:value-type="string" calcext:value-type="string">
            <text:p>SIMP</text:p>
          </table:table-cell>
          <table:table-cell table:style-name="ce2" office:value-type="string" calcext:value-type="string">
            <text:p>Tol = 0.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X40 X nX20 elems</text:p>
          </table:table-cell>
          <table:table-cell table:style-name="ce1"/>
          <table:table-cell table:style-name="ce1" office:value-type="string" calcext:value-type="string">
            <text:p>integration scheme</text:p>
          </table:table-cell>
          <table:table-cell table:style-name="ce1" office:value-type="string" calcext:value-type="string">
            <text:p>time in seconds</text:p>
          </table:table-cell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Normalized with t0</text:p>
          </table:table-cell>
          <table:table-cell office:value-type="string" calcext:value-type="string">
            <text:p>log</text:p>
          </table:table-cell>
          <table:table-cell table:style-name="ce1" office:value-type="string" calcext:value-type="string">
            <text:p>Scaled ob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417653" calcext:value-type="float">
            <text:p>8.417653</text:p>
          </table:table-cell>
          <table:table-cell office:value-type="float" office:value="80.74678" calcext:value-type="float">
            <text:p>80.746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C</text:p>
          </table:table-cell>
          <table:table-cell table:formula="of:=[.$D3]/[.$D3]" office:value-type="float" office:value="1" calcext:value-type="float">
            <text:p>1</text:p>
          </table:table-cell>
          <table:table-cell table:formula="of:=LOG([.$H3])" office:value-type="float" office:value="0" calcext:value-type="float">
            <text:p>0</text:p>
          </table:table-cell>
          <table:table-cell table:formula="of:=[.$E3]/[.$E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.03708" calcext:value-type="float">
            <text:p>23.03708</text:p>
          </table:table-cell>
          <table:table-cell office:value-type="float" office:value="74.48841" calcext:value-type="float">
            <text:p>74.488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C</text:p>
          </table:table-cell>
          <table:table-cell table:formula="of:=[.$D4]/[.$D3]" office:value-type="float" office:value="2.73675809634823" calcext:value-type="float">
            <text:p>2.7367580963</text:p>
          </table:table-cell>
          <table:table-cell table:formula="of:=LOG([.$H4])" office:value-type="float" office:value="0.437236411562838" calcext:value-type="float">
            <text:p>0.4372364116</text:p>
          </table:table-cell>
          <table:table-cell table:formula="of:=[.$E4]/[.$E3]" office:value-type="float" office:value="0.922493875297566" calcext:value-type="float">
            <text:p>0.92249387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1.00999" calcext:value-type="float">
            <text:p>91.00999</text:p>
          </table:table-cell>
          <table:table-cell office:value-type="float" office:value="72.2485" calcext:value-type="float">
            <text:p>72.24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C</text:p>
          </table:table-cell>
          <table:table-cell table:formula="of:=[.$D5]/[.$D3]" office:value-type="float" office:value="10.8118011041795" calcext:value-type="float">
            <text:p>10.8118011042</text:p>
          </table:table-cell>
          <table:table-cell table:formula="of:=LOG([.$H5])" office:value-type="float" office:value="1.03389804774146" calcext:value-type="float">
            <text:p>1.0338980477</text:p>
          </table:table-cell>
          <table:table-cell table:formula="of:=[.$E5]/[.$E3]" office:value-type="float" office:value="0.894753945606252" calcext:value-type="float">
            <text:p>0.89475394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2.52357" calcext:value-type="float">
            <text:p>222.52357</text:p>
          </table:table-cell>
          <table:table-cell office:value-type="float" office:value="71.54371" calcext:value-type="float">
            <text:p>71.5437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C</text:p>
          </table:table-cell>
          <table:table-cell table:formula="of:=[.$D6]/[.$D3]" office:value-type="float" office:value="26.4353460519221" calcext:value-type="float">
            <text:p>26.4353460519</text:p>
          </table:table-cell>
          <table:table-cell table:formula="of:=LOG([.$H6])" office:value-type="float" office:value="1.42218499991066" calcext:value-type="float">
            <text:p>1.4221849999</text:p>
          </table:table-cell>
          <table:table-cell table:formula="of:=[.$E6]/[.$E3]" office:value-type="float" office:value="0.886025548015661" calcext:value-type="float">
            <text:p>0.8860255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1.77658" calcext:value-type="float">
            <text:p>461.77658</text:p>
          </table:table-cell>
          <table:table-cell office:value-type="float" office:value="71.19363" calcext:value-type="float">
            <text:p>71.193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C</text:p>
          </table:table-cell>
          <table:table-cell table:formula="of:=[.$D7]/[.$D3]" office:value-type="float" office:value="54.858115439066" calcext:value-type="float">
            <text:p>54.8581154391</text:p>
          </table:table-cell>
          <table:table-cell table:formula="of:=LOG([.$H7])" office:value-type="float" office:value="1.73924088404735" calcext:value-type="float">
            <text:p>1.739240884</text:p>
          </table:table-cell>
          <table:table-cell table:formula="of:=[.$E7]/[.$E3]" office:value-type="float" office:value="0.88169001909426" calcext:value-type="float">
            <text:p>0.88169001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43.78709" calcext:value-type="float">
            <text:p>1043.78709</text:p>
          </table:table-cell>
          <table:table-cell office:value-type="float" office:value="70.92713" calcext:value-type="float">
            <text:p>70.9271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C</text:p>
          </table:table-cell>
          <table:table-cell table:formula="of:=[.$D8]/[.$D3]" office:value-type="float" office:value="123.99977642224" calcext:value-type="float">
            <text:p>123.9997764222</text:p>
          </table:table-cell>
          <table:table-cell table:formula="of:=LOG([.$H8])" office:value-type="float" office:value="2.09342090210841" calcext:value-type="float">
            <text:p>2.0934209021</text:p>
          </table:table-cell>
          <table:table-cell table:formula="of:=[.$E8]/[.$E3]" office:value-type="float" office:value="0.878389577887812" calcext:value-type="float">
            <text:p>0.87838957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01.08228" calcext:value-type="float">
            <text:p>1701.08228</text:p>
          </table:table-cell>
          <table:table-cell office:value-type="float" office:value="70.87961" calcext:value-type="float">
            <text:p>70.879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C</text:p>
          </table:table-cell>
          <table:table-cell table:formula="of:=[.$D9]/[.$D3]" office:value-type="float" office:value="202.085103769424" calcext:value-type="float">
            <text:p>202.0851037694</text:p>
          </table:table-cell>
          <table:table-cell table:formula="of:=LOG([.$H9])" office:value-type="float" office:value="2.30553430169358" calcext:value-type="float">
            <text:p>2.3055343017</text:p>
          </table:table-cell>
          <table:table-cell table:formula="of:=[.$E9]/[.$E3]" office:value-type="float" office:value="0.877801071448298" calcext:value-type="float">
            <text:p>0.87780107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83.26075" calcext:value-type="float">
            <text:p>3183.26075</text:p>
          </table:table-cell>
          <table:table-cell office:value-type="float" office:value="70.52883" calcext:value-type="float">
            <text:p>70.5288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C</text:p>
          </table:table-cell>
          <table:table-cell table:formula="of:=[.$D10]/[.$D3]" office:value-type="float" office:value="378.164881588728" calcext:value-type="float">
            <text:p>378.1648815887</text:p>
          </table:table-cell>
          <table:table-cell table:formula="of:=LOG([.$H10])" office:value-type="float" office:value="2.57768119547574" calcext:value-type="float">
            <text:p>2.5776811955</text:p>
          </table:table-cell>
          <table:table-cell table:formula="of:=[.$E10]/[.$E3]" office:value-type="float" office:value="0.873456873450557" calcext:value-type="float">
            <text:p>0.87345687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23.52386" calcext:value-type="float">
            <text:p>5223.52386</text:p>
          </table:table-cell>
          <table:table-cell office:value-type="float" office:value="70.41642" calcext:value-type="float">
            <text:p>70.4164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OC</text:p>
          </table:table-cell>
          <table:table-cell table:formula="of:=[.$D11]/[.$D3]" office:value-type="float" office:value="620.543975856453" calcext:value-type="float">
            <text:p>620.5439758565</text:p>
          </table:table-cell>
          <table:table-cell table:formula="of:=LOG([.$H11])" office:value-type="float" office:value="2.79277256390897" calcext:value-type="float">
            <text:p>2.7927725639</text:p>
          </table:table-cell>
          <table:table-cell table:formula="of:=[.$E11]/[.$E3]" office:value-type="float" office:value="0.872064743634359" calcext:value-type="float">
            <text:p>0.87206474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01.70679" calcext:value-type="float">
            <text:p>6701.70679</text:p>
          </table:table-cell>
          <table:table-cell office:value-type="float" office:value="70.58065" calcext:value-type="float">
            <text:p>70.5806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OC</text:p>
          </table:table-cell>
          <table:table-cell table:formula="of:=[.$D12]/[.$D3]" office:value-type="float" office:value="796.149091676742" calcext:value-type="float">
            <text:p>796.1490916767</text:p>
          </table:table-cell>
          <table:table-cell table:formula="of:=LOG([.$H12])" office:value-type="float" office:value="2.90099440395553" calcext:value-type="float">
            <text:p>2.900994404</text:p>
          </table:table-cell>
          <table:table-cell table:formula="of:=[.$E12]/[.$E3]" office:value-type="float" office:value="0.874098632787586" calcext:value-type="float">
            <text:p>0.8740986328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ere the filter size is less than element in the start, and it reduces further based on the no. of design points added into it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=40,Y=20</text:p>
          </table:table-cell>
          <table:table-cell office:value-type="string" calcext:value-type="string">
            <text:p>Rmin=0.06/m</text:p>
          </table:table-cell>
          <table:table-cell office:value-type="string" calcext:value-type="string">
            <text:p>P=3</text:p>
          </table:table-cell>
          <table:table-cell office:value-type="string" calcext:value-type="string">
            <text:p>SIMP</text:p>
          </table:table-cell>
          <table:table-cell table:style-name="ce2" office:value-type="string" calcext:value-type="string">
            <text:p>Tol = 0.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-degree</text:p>
          </table:table-cell>
          <table:table-cell table:style-name="ce1" office:value-type="string" calcext:value-type="string">
            <text:p>no. of points</text:p>
          </table:table-cell>
          <table:table-cell table:style-name="ce1" office:value-type="string" calcext:value-type="string">
            <text:p>integration scheme</text:p>
          </table:table-cell>
          <table:table-cell table:style-name="ce1" office:value-type="string" calcext:value-type="string">
            <text:p>time in seconds</text:p>
          </table:table-cell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Normalized with t0</text:p>
          </table:table-cell>
          <table:table-cell office:value-type="string" calcext:value-type="string">
            <text:p>log</text:p>
          </table:table-cell>
          <table:table-cell table:style-name="ce1" office:value-type="string" calcext:value-type="string">
            <text:p>Normalized obj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095197" calcext:value-type="float">
            <text:p>8.095197</text:p>
          </table:table-cell>
          <table:table-cell office:value-type="float" office:value="80.74678" calcext:value-type="float">
            <text:p>80.746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C</text:p>
          </table:table-cell>
          <table:table-cell table:formula="of:=[.$D22]/[.$D22]" office:value-type="float" office:value="1" calcext:value-type="float">
            <text:p>1</text:p>
          </table:table-cell>
          <table:table-cell table:formula="of:=LOG([.$H22])" office:value-type="float" office:value="0" calcext:value-type="float">
            <text:p>0</text:p>
          </table:table-cell>
          <table:table-cell table:formula="of:=[.$E22]/[.$E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.92343" calcext:value-type="float">
            <text:p>13.92343</text:p>
          </table:table-cell>
          <table:table-cell office:value-type="float" office:value="73.97377" calcext:value-type="float">
            <text:p>73.973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C</text:p>
          </table:table-cell>
          <table:table-cell table:formula="of:=[.$D23]/[.$D22]" office:value-type="float" office:value="1.7199618489828" calcext:value-type="float">
            <text:p>1.719961849</text:p>
          </table:table-cell>
          <table:table-cell table:formula="of:=LOG([.$H23])" office:value-type="float" office:value="0.235518813791266" calcext:value-type="float">
            <text:p>0.2355188138</text:p>
          </table:table-cell>
          <table:table-cell table:formula="of:=[.$E23]/[.$E22]" office:value-type="float" office:value="0.916120370372664" calcext:value-type="float">
            <text:p>0.91612037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91317" calcext:value-type="float">
            <text:p>9.91317</text:p>
          </table:table-cell>
          <table:table-cell office:value-type="float" office:value="70.23865" calcext:value-type="float">
            <text:p>70.238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C</text:p>
          </table:table-cell>
          <table:table-cell table:formula="of:=[.$D24]/[.$D22]" office:value-type="float" office:value="1.22457427533882" calcext:value-type="float">
            <text:p>1.2245742753</text:p>
          </table:table-cell>
          <table:table-cell table:formula="of:=LOG([.$H24])" office:value-type="float" office:value="0.0879851319609391" calcext:value-type="float">
            <text:p>0.087985132</text:p>
          </table:table-cell>
          <table:table-cell table:formula="of:=[.$E24]/[.$E22]" office:value-type="float" office:value="0.869863169775934" calcext:value-type="float">
            <text:p>0.86986316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.50586" calcext:value-type="float">
            <text:p>13.50586</text:p>
          </table:table-cell>
          <table:table-cell office:value-type="float" office:value="64.3526" calcext:value-type="float">
            <text:p>64.35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C</text:p>
          </table:table-cell>
          <table:table-cell table:formula="of:=[.$D25]/[.$D22]" office:value-type="float" office:value="1.66837941065548" calcext:value-type="float">
            <text:p>1.6683794107</text:p>
          </table:table-cell>
          <table:table-cell table:formula="of:=LOG([.$H25])" office:value-type="float" office:value="0.222294821611407" calcext:value-type="float">
            <text:p>0.2222948216</text:p>
          </table:table-cell>
          <table:table-cell table:formula="of:=[.$E25]/[.$E22]" office:value-type="float" office:value="0.796968002934606" calcext:value-type="float">
            <text:p>0.79696800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.97817" calcext:value-type="float">
            <text:p>14.97817</text:p>
          </table:table-cell>
          <table:table-cell office:value-type="float" office:value="65.0853" calcext:value-type="float">
            <text:p>65.085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C</text:p>
          </table:table-cell>
          <table:table-cell table:formula="of:=[.$D26]/[.$D22]" office:value-type="float" office:value="1.85025392217138" calcext:value-type="float">
            <text:p>1.8502539222</text:p>
          </table:table-cell>
          <table:table-cell table:formula="of:=LOG([.$H26])" office:value-type="float" office:value="0.267231333500586" calcext:value-type="float">
            <text:p>0.2672313335</text:p>
          </table:table-cell>
          <table:table-cell table:formula="of:=[.$E26]/[.$E22]" office:value-type="float" office:value="0.806042048983254" calcext:value-type="float">
            <text:p>0.8060420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8.1351" calcext:value-type="float">
            <text:p>8.1351</text:p>
          </table:table-cell>
          <table:table-cell office:value-type="float" office:value="61.30326" calcext:value-type="float">
            <text:p>61.303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C</text:p>
          </table:table-cell>
          <table:table-cell table:formula="of:=[.$D27]/[.$D22]" office:value-type="float" office:value="1.00492921914068" calcext:value-type="float">
            <text:p>1.0049292191</text:p>
          </table:table-cell>
          <table:table-cell table:formula="of:=LOG([.$H27])" office:value-type="float" office:value="0.00213547387674976" calcext:value-type="float">
            <text:p>0.0021354739</text:p>
          </table:table-cell>
          <table:table-cell table:formula="of:=[.$E27]/[.$E22]" office:value-type="float" office:value="0.759203772583873" calcext:value-type="float">
            <text:p>0.75920377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6.5849" calcext:value-type="float">
            <text:p>16.5849</text:p>
          </table:table-cell>
          <table:table-cell office:value-type="float" office:value="63.47219" calcext:value-type="float">
            <text:p>63.472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C</text:p>
          </table:table-cell>
          <table:table-cell table:formula="of:=[.$D28]/[.$D22]" office:value-type="float" office:value="2.04873334151102" calcext:value-type="float">
            <text:p>2.0487333415</text:p>
          </table:table-cell>
          <table:table-cell table:formula="of:=LOG([.$H28])" office:value-type="float" office:value="0.31148543529399" calcext:value-type="float">
            <text:p>0.3114854353</text:p>
          </table:table-cell>
          <table:table-cell table:formula="of:=[.$E28]/[.$E22]" office:value-type="float" office:value="0.786064657934347" calcext:value-type="float">
            <text:p>0.78606465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9.23166" calcext:value-type="float">
            <text:p>19.23166</text:p>
          </table:table-cell>
          <table:table-cell office:value-type="float" office:value="61.53042" calcext:value-type="float">
            <text:p>61.530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C</text:p>
          </table:table-cell>
          <table:table-cell table:formula="of:=[.$D29]/[.$D22]" office:value-type="float" office:value="2.3756877071676" calcext:value-type="float">
            <text:p>2.3756877072</text:p>
          </table:table-cell>
          <table:table-cell table:formula="of:=LOG([.$H29])" office:value-type="float" office:value="0.375789350464124" calcext:value-type="float">
            <text:p>0.3757893505</text:p>
          </table:table-cell>
          <table:table-cell table:formula="of:=[.$E29]/[.$E22]" office:value-type="float" office:value="0.762017011700033" calcext:value-type="float">
            <text:p>0.7620170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30.59578" calcext:value-type="float">
            <text:p>30.59578</text:p>
          </table:table-cell>
          <table:table-cell office:value-type="float" office:value="62.59109" calcext:value-type="float">
            <text:p>62.591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C</text:p>
          </table:table-cell>
          <table:table-cell table:formula="of:=[.$D30]/[.$D22]" office:value-type="float" office:value="3.77949789239224" calcext:value-type="float">
            <text:p>3.7794978924</text:p>
          </table:table-cell>
          <table:table-cell table:formula="of:=LOG([.$H30])" office:value-type="float" office:value="0.577434107496597" calcext:value-type="float">
            <text:p>0.5774341075</text:p>
          </table:table-cell>
          <table:table-cell table:formula="of:=[.$E30]/[.$E22]" office:value-type="float" office:value="0.775152767701697" calcext:value-type="float">
            <text:p>0.77515276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2.49794" calcext:value-type="float">
            <text:p>22.49794</text:p>
          </table:table-cell>
          <table:table-cell office:value-type="float" office:value="60.96944" calcext:value-type="float">
            <text:p>60.969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C</text:p>
          </table:table-cell>
          <table:table-cell table:formula="of:=[.$D31]/[.$D22]" office:value-type="float" office:value="2.77917140249953" calcext:value-type="float">
            <text:p>2.7791714025</text:p>
          </table:table-cell>
          <table:table-cell table:formula="of:=LOG([.$H31])" office:value-type="float" office:value="0.443915332262872" calcext:value-type="float">
            <text:p>0.4439153323</text:p>
          </table:table-cell>
          <table:table-cell table:formula="of:=[.$E31]/[.$E22]" office:value-type="float" office:value="0.755069613921447" calcext:value-type="float">
            <text:p>0.75506961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ere, the filter size was chosen to be smaller than the size of the element to follow the work of Jeroen, but it seems to wor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=40,Y=20</text:p>
          </table:table-cell>
          <table:table-cell office:value-type="string" calcext:value-type="string">
            <text:p>Rmin=0.03</text:p>
          </table:table-cell>
          <table:table-cell office:value-type="string" calcext:value-type="string">
            <text:p>P=3</text:p>
          </table:table-cell>
          <table:table-cell office:value-type="string" calcext:value-type="string">
            <text:p>SIMP</text:p>
          </table:table-cell>
          <table:table-cell table:style-name="ce2" office:value-type="string" calcext:value-type="string">
            <text:p>Tol = 0.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-degree</text:p>
          </table:table-cell>
          <table:table-cell table:style-name="ce1" office:value-type="string" calcext:value-type="string">
            <text:p>no. of points</text:p>
          </table:table-cell>
          <table:table-cell table:style-name="ce1" office:value-type="string" calcext:value-type="string">
            <text:p>integration scheme</text:p>
          </table:table-cell>
          <table:table-cell table:style-name="ce1" office:value-type="string" calcext:value-type="string">
            <text:p>time in seconds</text:p>
          </table:table-cell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Normalized with t0</text:p>
          </table:table-cell>
          <table:table-cell office:value-type="string" calcext:value-type="string">
            <text:p>log</text:p>
          </table:table-cell>
          <table:table-cell table:style-name="ce1" office:value-type="string" calcext:value-type="string">
            <text:p>Normalized ob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.208" calcext:value-type="float">
            <text:p>14.208</text:p>
          </table:table-cell>
          <table:table-cell office:value-type="float" office:value="73.97377" calcext:value-type="float">
            <text:p>73.973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C</text:p>
          </table:table-cell>
          <table:table-cell table:formula="of:=[.$D41]/[.$D41]" office:value-type="float" office:value="1" calcext:value-type="float">
            <text:p>1</text:p>
          </table:table-cell>
          <table:table-cell table:formula="of:=LOG([.$H41])" office:value-type="float" office:value="0" calcext:value-type="float">
            <text:p>0</text:p>
          </table:table-cell>
          <table:table-cell table:formula="of:=[.$E41]/[.$E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.208" calcext:value-type="float">
            <text:p>14.208</text:p>
          </table:table-cell>
          <table:table-cell office:value-type="float" office:value="73.97377" calcext:value-type="float">
            <text:p>73.9737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C</text:p>
          </table:table-cell>
          <table:table-cell table:formula="of:=[.$D42]/[.$D41]" office:value-type="float" office:value="1" calcext:value-type="float">
            <text:p>1</text:p>
          </table:table-cell>
          <table:table-cell table:formula="of:=LOG([.$H42])" office:value-type="float" office:value="0" calcext:value-type="float">
            <text:p>0</text:p>
          </table:table-cell>
          <table:table-cell table:formula="of:=[.$E42]/[.$E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7.937" calcext:value-type="float">
            <text:p>17.937</text:p>
          </table:table-cell>
          <table:table-cell office:value-type="float" office:value="74.0602" calcext:value-type="float">
            <text:p>74.06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C</text:p>
          </table:table-cell>
          <table:table-cell table:formula="of:=[.$D43]/[.$D41]" office:value-type="float" office:value="1.26245777027027" calcext:value-type="float">
            <text:p>1.2624577703</text:p>
          </table:table-cell>
          <table:table-cell table:formula="of:=LOG([.$H43])" office:value-type="float" office:value="0.101216859705287" calcext:value-type="float">
            <text:p>0.1012168597</text:p>
          </table:table-cell>
          <table:table-cell table:formula="of:=[.$E43]/[.$E41]" office:value-type="float" office:value="1.00116838711884" calcext:value-type="float">
            <text:p>1.00116838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3.0697" calcext:value-type="float">
            <text:p>43.0697</text:p>
          </table:table-cell>
          <table:table-cell office:value-type="float" office:value="73.9687" calcext:value-type="float">
            <text:p>73.968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C</text:p>
          </table:table-cell>
          <table:table-cell table:formula="of:=[.$D44]/[.$D41]" office:value-type="float" office:value="3.0313696509009" calcext:value-type="float">
            <text:p>3.0313696509</text:p>
          </table:table-cell>
          <table:table-cell table:formula="of:=LOG([.$H44])" office:value-type="float" office:value="0.481638898280516" calcext:value-type="float">
            <text:p>0.4816388983</text:p>
          </table:table-cell>
          <table:table-cell table:formula="of:=[.$E44]/[.$E41]" office:value-type="float" office:value="0.999931462192612" calcext:value-type="float">
            <text:p>0.99993146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8.89786" calcext:value-type="float">
            <text:p>88.89786</text:p>
          </table:table-cell>
          <table:table-cell office:value-type="float" office:value="73.77651" calcext:value-type="float">
            <text:p>73.7765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C</text:p>
          </table:table-cell>
          <table:table-cell table:formula="of:=[.$D45]/[.$D41]" office:value-type="float" office:value="6.25688766891892" calcext:value-type="float">
            <text:p>6.2568876689</text:p>
          </table:table-cell>
          <table:table-cell table:formula="of:=LOG([.$H45])" office:value-type="float" office:value="0.796358358076997" calcext:value-type="float">
            <text:p>0.7963583581</text:p>
          </table:table-cell>
          <table:table-cell table:formula="of:=[.$E45]/[.$E41]" office:value-type="float" office:value="0.997333379115327" calcext:value-type="float">
            <text:p>0.99733337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05.8189" calcext:value-type="float">
            <text:p>105.8189</text:p>
          </table:table-cell>
          <table:table-cell office:value-type="float" office:value="73.65747" calcext:value-type="float">
            <text:p>73.6574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C</text:p>
          </table:table-cell>
          <table:table-cell table:formula="of:=[.$D46]/[.$D41]" office:value-type="float" office:value="7.4478392454955" calcext:value-type="float">
            <text:p>7.4478392455</text:p>
          </table:table-cell>
          <table:table-cell table:formula="of:=LOG([.$H46])" office:value-type="float" office:value="0.872030294242394" calcext:value-type="float">
            <text:p>0.8720302942</text:p>
          </table:table-cell>
          <table:table-cell table:formula="of:=[.$E46]/[.$E41]" office:value-type="float" office:value="0.995724160063763" calcext:value-type="float">
            <text:p>0.99572416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36.085" calcext:value-type="float">
            <text:p>236.085</text:p>
          </table:table-cell>
          <table:table-cell office:value-type="float" office:value="73.562" calcext:value-type="float">
            <text:p>73.5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C</text:p>
          </table:table-cell>
          <table:table-cell table:formula="of:=[.$D47]/[.$D41]" office:value-type="float" office:value="16.6163429054054" calcext:value-type="float">
            <text:p>16.6163429054</text:p>
          </table:table-cell>
          <table:table-cell table:formula="of:=LOG([.$H47])" office:value-type="float" office:value="1.22053544599627" calcext:value-type="float">
            <text:p>1.220535446</text:p>
          </table:table-cell>
          <table:table-cell table:formula="of:=[.$E47]/[.$E41]" office:value-type="float" office:value="0.994433567465873" calcext:value-type="float">
            <text:p>0.9944335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</table:table>
      <table:table table:name="Sheet3" table:style-name="ta1">
        <table:table-column table:style-name="co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Effect for different design points with changing polynomial order</text:p>
          </table:table-cell>
          <table:table-cell table:number-columns-repeated="4"/>
          <table:table-cell table:style-name="ce1" office:value-type="string" calcext:value-type="string">
            <text:p>Direct Solve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X=40,Y=20</text:p>
          </table:table-cell>
          <table:table-cell office:value-type="string" calcext:value-type="string">
            <text:p>Rmin=0.06</text:p>
          </table:table-cell>
          <table:table-cell office:value-type="string" calcext:value-type="string">
            <text:p>P=3</text:p>
          </table:table-cell>
          <table:table-cell office:value-type="string" calcext:value-type="string">
            <text:p>SIMP</text:p>
          </table:table-cell>
          <table:table-cell table:style-name="ce2" office:value-type="string" calcext:value-type="string">
            <text:p>Tol = 0.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-degree</text:p>
          </table:table-cell>
          <table:table-cell table:style-name="ce1" office:value-type="string" calcext:value-type="string">
            <text:p>no. of points</text:p>
          </table:table-cell>
          <table:table-cell table:style-name="ce1" office:value-type="string" calcext:value-type="string">
            <text:p>integration scheme</text:p>
          </table:table-cell>
          <table:table-cell table:style-name="ce1" office:value-type="string" calcext:value-type="string">
            <text:p>time in seconds</text:p>
          </table:table-cell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Normalized with t0</text:p>
          </table:table-cell>
          <table:table-cell office:value-type="string" calcext:value-type="string">
            <text:p>log</text:p>
          </table:table-cell>
          <table:table-cell table:style-name="ce1" office:value-type="string" calcext:value-type="string">
            <text:p>Normalized obj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6458" calcext:value-type="float">
            <text:p>4.6458</text:p>
          </table:table-cell>
          <table:table-cell office:value-type="float" office:value="80.74678" calcext:value-type="float">
            <text:p>80.746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C</text:p>
          </table:table-cell>
          <table:table-cell table:formula="of:=[.$D5]/[.$D5]" office:value-type="float" office:value="1" calcext:value-type="float">
            <text:p>1</text:p>
          </table:table-cell>
          <table:table-cell table:formula="of:=LOG([.$H5])" office:value-type="float" office:value="0" calcext:value-type="float">
            <text:p>0</text:p>
          </table:table-cell>
          <table:table-cell table:formula="of:=[.$E5]/[.$E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.6627" calcext:value-type="float">
            <text:p>9.6627</text:p>
          </table:table-cell>
          <table:table-cell office:value-type="float" office:value="73.9737" calcext:value-type="float">
            <text:p>73.97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C</text:p>
          </table:table-cell>
          <table:table-cell table:formula="of:=[.$D6]/[.$D5]" office:value-type="float" office:value="2.07987860002583" calcext:value-type="float">
            <text:p>2.0798786</text:p>
          </table:table-cell>
          <table:table-cell table:formula="of:=LOG([.$H6])" office:value-type="float" office:value="0.318037986463938" calcext:value-type="float">
            <text:p>0.3180379865</text:p>
          </table:table-cell>
          <table:table-cell table:formula="of:=[.$E6]/[.$E5]" office:value-type="float" office:value="0.91611950346503" calcext:value-type="float">
            <text:p>0.91611950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8.9457" calcext:value-type="float">
            <text:p>28.9457</text:p>
          </table:table-cell>
          <table:table-cell office:value-type="float" office:value="72.7048" calcext:value-type="float">
            <text:p>72.70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C</text:p>
          </table:table-cell>
          <table:table-cell table:formula="of:=[.$D7]/[.$D5]" office:value-type="float" office:value="6.23050927719661" calcext:value-type="float">
            <text:p>6.2305092772</text:p>
          </table:table-cell>
          <table:table-cell table:formula="of:=LOG([.$H7])" office:value-type="float" office:value="0.794523547018176" calcext:value-type="float">
            <text:p>0.794523547</text:p>
          </table:table-cell>
          <table:table-cell table:formula="of:=[.$E7]/[.$E5]" office:value-type="float" office:value="0.900404944940219" calcext:value-type="float">
            <text:p>0.90040494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9.81" calcext:value-type="float">
            <text:p>149.81</text:p>
          </table:table-cell>
          <table:table-cell office:value-type="float" office:value="72.085" calcext:value-type="float">
            <text:p>72.08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C</text:p>
          </table:table-cell>
          <table:table-cell table:formula="of:=[.$D8]/[.$D5]" office:value-type="float" office:value="32.2463300185113" calcext:value-type="float">
            <text:p>32.2463300185</text:p>
          </table:table-cell>
          <table:table-cell table:formula="of:=LOG([.$H8])" office:value-type="float" office:value="1.50848029436959" calcext:value-type="float">
            <text:p>1.5084802944</text:p>
          </table:table-cell>
          <table:table-cell table:formula="of:=[.$E8]/[.$E5]" office:value-type="float" office:value="0.892729097061208" calcext:value-type="float">
            <text:p>0.89272909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33.996" calcext:value-type="float">
            <text:p>233.996</text:p>
          </table:table-cell>
          <table:table-cell office:value-type="float" office:value="73.014" calcext:value-type="float">
            <text:p>73.0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C</text:p>
          </table:table-cell>
          <table:table-cell table:formula="of:=[.$D9]/[.$D5]" office:value-type="float" office:value="50.3672133970468" calcext:value-type="float">
            <text:p>50.367213397</text:p>
          </table:table-cell>
          <table:table-cell table:formula="of:=LOG([.$H9])" office:value-type="float" office:value="1.70214792386222" calcext:value-type="float">
            <text:p>1.7021479239</text:p>
          </table:table-cell>
          <table:table-cell table:formula="of:=[.$E9]/[.$E5]" office:value-type="float" office:value="0.904234199803385" calcext:value-type="float">
            <text:p>0.90423419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59.5095" calcext:value-type="float">
            <text:p>359.5095</text:p>
          </table:table-cell>
          <table:table-cell office:value-type="float" office:value="72.6498" calcext:value-type="float">
            <text:p>72.649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C</text:p>
          </table:table-cell>
          <table:table-cell table:formula="of:=[.$D10]/[.$D5]" office:value-type="float" office:value="77.3837659821775" calcext:value-type="float">
            <text:p>77.3837659822</text:p>
          </table:table-cell>
          <table:table-cell table:formula="of:=LOG([.$H10])" office:value-type="float" office:value="1.88864986140849" calcext:value-type="float">
            <text:p>1.8886498614</text:p>
          </table:table-cell>
          <table:table-cell table:formula="of:=[.$E10]/[.$E5]" office:value-type="float" office:value="0.899723803227819" calcext:value-type="float">
            <text:p>0.89972380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017.1978" calcext:value-type="float">
            <text:p>1017.1978</text:p>
          </table:table-cell>
          <table:table-cell office:value-type="float" office:value="72.714" calcext:value-type="float">
            <text:p>72.7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C</text:p>
          </table:table-cell>
          <table:table-cell table:formula="of:=[.$D11]/[.$D5]" office:value-type="float" office:value="218.9499763227" calcext:value-type="float">
            <text:p>218.9499763227</text:p>
          </table:table-cell>
          <table:table-cell table:formula="of:=LOG([.$H11])" office:value-type="float" office:value="2.34034490256344" calcext:value-type="float">
            <text:p>2.3403449026</text:p>
          </table:table-cell>
          <table:table-cell table:formula="of:=[.$E11]/[.$E5]" office:value-type="float" office:value="0.900518881372112" calcext:value-type="float">
            <text:p>0.90051888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326.382" calcext:value-type="float">
            <text:p>1326.382</text:p>
          </table:table-cell>
          <table:table-cell office:value-type="float" office:value="72.708" calcext:value-type="float">
            <text:p>72.70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C</text:p>
          </table:table-cell>
          <table:table-cell table:formula="of:=[.$D12]/[.$D5]" office:value-type="float" office:value="285.501313013905" calcext:value-type="float">
            <text:p>285.5013130139</text:p>
          </table:table-cell>
          <table:table-cell table:formula="of:=LOG([.$H12])" office:value-type="float" office:value="2.45560810989669" calcext:value-type="float">
            <text:p>2.4556081099</text:p>
          </table:table-cell>
          <table:table-cell table:formula="of:=[.$E12]/[.$E5]" office:value-type="float" office:value="0.900444575003486" calcext:value-type="float">
            <text:p>0.900444575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X=40,Y=20</text:p>
          </table:table-cell>
          <table:table-cell office:value-type="string" calcext:value-type="string">
            <text:p>Rmin=0.06/n</text:p>
          </table:table-cell>
          <table:table-cell office:value-type="string" calcext:value-type="string">
            <text:p>P=3</text:p>
          </table:table-cell>
          <table:table-cell office:value-type="string" calcext:value-type="string">
            <text:p>SIMP</text:p>
          </table:table-cell>
          <table:table-cell table:style-name="ce2" office:value-type="string" calcext:value-type="string">
            <text:p>Tol = 0.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X40 X nX20 elems</text:p>
          </table:table-cell>
          <table:table-cell table:style-name="ce1"/>
          <table:table-cell table:style-name="ce1" office:value-type="string" calcext:value-type="string">
            <text:p>integration scheme</text:p>
          </table:table-cell>
          <table:table-cell table:style-name="ce1" office:value-type="string" calcext:value-type="string">
            <text:p>time in seconds</text:p>
          </table:table-cell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Normalized with t0</text:p>
          </table:table-cell>
          <table:table-cell office:value-type="string" calcext:value-type="string">
            <text:p>log</text:p>
          </table:table-cell>
          <table:table-cell table:style-name="ce1" office:value-type="string" calcext:value-type="string">
            <text:p>Scaled ob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C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C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C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C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4.7816" calcext:value-type="float">
            <text:p>194.7816</text:p>
          </table:table-cell>
          <table:table-cell office:value-type="float" office:value="71.1936" calcext:value-type="float">
            <text:p>71.193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C</text:p>
          </table:table-cell>
          <table:table-cell table:formula="of:=[.$D23]/[.$D19]" office:value-type="string" office:string-value="" calcext:value-type="error">
            <text:p>#DIV/0!</text:p>
          </table:table-cell>
          <table:table-cell table:formula="of:=LOG([.$H23])" office:value-type="string" office:string-value="" calcext:value-type="error">
            <text:p>#DIV/0!</text:p>
          </table:table-cell>
          <table:table-cell table:formula="of:=[.$E23]/[.$E1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C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C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C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C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C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X=80,Y=40</text:p>
          </table:table-cell>
          <table:table-cell office:value-type="string" calcext:value-type="string">
            <text:p>Rmin=0.03/n</text:p>
          </table:table-cell>
          <table:table-cell office:value-type="string" calcext:value-type="string">
            <text:p>P=3</text:p>
          </table:table-cell>
          <table:table-cell office:value-type="string" calcext:value-type="string">
            <text:p>SIMP</text:p>
          </table:table-cell>
          <table:table-cell table:style-name="ce2" office:value-type="string" calcext:value-type="string">
            <text:p>Tol = 0.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X80 X nX40 elems</text:p>
          </table:table-cell>
          <table:table-cell table:style-name="ce1"/>
          <table:table-cell table:style-name="ce1" office:value-type="string" calcext:value-type="string">
            <text:p>integration scheme</text:p>
          </table:table-cell>
          <table:table-cell table:style-name="ce1" office:value-type="string" calcext:value-type="string">
            <text:p>time in seconds</text:p>
          </table:table-cell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Normalized with t0</text:p>
          </table:table-cell>
          <table:table-cell office:value-type="string" calcext:value-type="string">
            <text:p>log</text:p>
          </table:table-cell>
          <table:table-cell table:style-name="ce1" office:value-type="string" calcext:value-type="string">
            <text:p>Scaled ob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84.69" calcext:value-type="float">
            <text:p>1584.69</text:p>
          </table:table-cell>
          <table:table-cell office:value-type="float" office:value="70.5807" calcext:value-type="float">
            <text:p>70.580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OC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C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C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C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C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C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C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C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C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C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10:02:17.381472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09:54:27.733785882</meta:creation-date>
    <meta:generator>LibreOffice/4.2.8.2$Linux_X86_64 LibreOffice_project/420m0$Build-2</meta:generator>
    <dc:date>2016-07-12T10:25:26.141474437</dc:date>
    <meta:editing-duration>P1DT15H24M14S</meta:editing-duration>
    <meta:editing-cycles>76</meta:editing-cycles>
    <meta:document-statistic meta:table-count="3" meta:cell-count="12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legend chart:legend-position="end" svg:x="13.286cm" svg:y="4.204cm" style:legend-expansion="high" chart:style-name="ch2"/>
        <chart:plot-area chart:style-name="ch3" table:cell-range-address="Sheet1.B35:Sheet1.B47 Sheet1.I35:Sheet1.I47" svg:x="0.32cm" svg:y="0.18cm" svg:width="12.646cm" svg:height="8.646cm">
          <chartooo:coordinate-region svg:x="1.047cm" svg:y="0.379cm" svg:width="11.63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35:Sheet1.I47" chart:class="chart:scatter">
            <chart:domain table:cell-range-address="Sheet1.B35:Sheet1.B47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5:Sheet1.B47</svg:desc>
                </draw:g>
              </table:table-cell>
              <table:table-cell office:value-type="float" office:value="0">
                <text:p>0</text:p>
                <draw:g>
                  <svg:desc>Sheet1.I35:Sheet1.I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08558572634937">
                <text:p>0.0708558572634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15210133414731">
                <text:p>0.115210133414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02046630190597">
                <text:p>0.502046630190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0582310215157">
                <text:p>0.60582310215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952099352905886">
                <text:p>0.952099352905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.36766253457039">
                <text:p>1.367662534570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.65761854770956">
                <text:p>1.65761854770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1.74523296129405">
                <text:p>1.74523296129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2.17691508696361">
                <text:p>2.17691508696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2.49871176575892">
                <text:p>2.49871176575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2.75771547159726">
                <text:p>2.75771547159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2.98145874826078">
                <text:p>2.98145874826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8cm" svg:height="9.006cm" xlink:href=".." xlink:type="simple" chart:class="chart:scatter" chart:style-name="ch1">
        <chart:legend chart:legend-position="end" svg:x="13.258cm" svg:y="4.204cm" style:legend-expansion="high" chart:style-name="ch2"/>
        <chart:plot-area chart:style-name="ch3" table:cell-range-address="Sheet1.B51:Sheet1.B63 Sheet1.I51:Sheet1.I63" svg:x="0.319cm" svg:y="0.18cm" svg:width="12.62cm" svg:height="8.646cm">
          <chartooo:coordinate-region svg:x="1.046cm" svg:y="0.379cm" svg:width="11.61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51:Sheet1.I63" chart:class="chart:scatter">
            <chart:domain table:cell-range-address="Sheet1.B51:Sheet1.B63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1:Sheet1.B63</svg:desc>
                </draw:g>
              </table:table-cell>
              <table:table-cell office:value-type="float" office:value="0">
                <text:p>0</text:p>
                <draw:g>
                  <svg:desc>Sheet1.I51:Sheet1.I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08558572634937">
                <text:p>0.0708558572634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15210133414731">
                <text:p>0.115210133414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02046630190597">
                <text:p>0.502046630190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0582310215157">
                <text:p>0.60582310215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952099352905886">
                <text:p>0.952099352905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.36766253457039">
                <text:p>1.367662534570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.65761854770956">
                <text:p>1.65761854770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1.74523296129405">
                <text:p>1.74523296129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2.17691508696361">
                <text:p>2.17691508696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3.30715129818765">
                <text:p>3.307151298187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3.75689429368352">
                <text:p>3.75689429368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3.862169700833">
                <text:p>3.8621697008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